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IBM Plex Mono" svg:font-family="'IBM Plex Mono', monospace"/>
    <style:font-face style:name="IBM Plex Sans" svg:font-family="'IBM Plex Sans', monospace"/>
    <style:font-face style:name="Segoe UI" svg:font-family="'Segoe UI', Tahom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17.013cm"/>
    </style:style>
    <style:style style:name="Taulukko1.A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6.801cm" table:align="left"/>
    </style:style>
    <style:style style:name="Taulukko2.A" style:family="table-column">
      <style:table-column-properties style:column-width="3.81cm"/>
    </style:style>
    <style:style style:name="Taulukko2.B" style:family="table-column">
      <style:table-column-properties style:column-width="9.578cm"/>
    </style:style>
    <style:style style:name="Taulukko2.C" style:family="table-column">
      <style:table-column-properties style:column-width="3.413cm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3" style:family="table">
      <style:table-properties style:width="16.828cm" fo:margin-left="0cm" table:align="left"/>
    </style:style>
    <style:style style:name="Taulukko3.A" style:family="table-column">
      <style:table-column-properties style:column-width="3.81cm"/>
    </style:style>
    <style:style style:name="Taulukko3.B" style:family="table-column">
      <style:table-column-properties style:column-width="9.578cm"/>
    </style:style>
    <style:style style:name="Taulukko3.C" style:family="table-column">
      <style:table-column-properties style:column-width="3.44cm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4" style:family="table">
      <style:table-properties style:width="17.013cm" fo:margin-left="0cm" table:align="left"/>
    </style:style>
    <style:style style:name="Taulukko4.A" style:family="table-column">
      <style:table-column-properties style:column-width="17.013cm"/>
    </style:style>
    <style:style style:name="Taulukko4.A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5" style:family="table">
      <style:table-properties style:width="16.801cm" table:align="left"/>
    </style:style>
    <style:style style:name="Taulukko5.A" style:family="table-column">
      <style:table-column-properties style:column-width="3.81cm"/>
    </style:style>
    <style:style style:name="Taulukko5.B" style:family="table-column">
      <style:table-column-properties style:column-width="9.578cm"/>
    </style:style>
    <style:style style:name="Taulukko5.C" style:family="table-column">
      <style:table-column-properties style:column-width="3.413cm"/>
    </style:style>
    <style:style style:name="Taulukko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5.C1" style:family="table-cell">
      <style:table-cell-properties fo:padding="0.097cm" fo:border="0.05pt solid #000000"/>
    </style:style>
    <style:style style:name="Taulukko6" style:family="table">
      <style:table-properties style:width="16.828cm" fo:margin-left="0cm" table:align="left"/>
    </style:style>
    <style:style style:name="Taulukko6.A" style:family="table-column">
      <style:table-column-properties style:column-width="3.81cm"/>
    </style:style>
    <style:style style:name="Taulukko6.B" style:family="table-column">
      <style:table-column-properties style:column-width="9.578cm"/>
    </style:style>
    <style:style style:name="Taulukko6.C" style:family="table-column">
      <style:table-column-properties style:column-width="3.44cm"/>
    </style:style>
    <style:style style:name="Taulukko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6.C1" style:family="table-cell">
      <style:table-cell-properties fo:padding="0.097cm" fo:border="0.05pt solid #000000"/>
    </style:style>
    <style:style style:name="Taulukko7" style:family="table">
      <style:table-properties style:width="17.013cm" fo:margin-left="0cm" table:align="left"/>
    </style:style>
    <style:style style:name="Taulukko7.A" style:family="table-column">
      <style:table-column-properties style:column-width="17.013cm"/>
    </style:style>
    <style:style style:name="Taulukko7.1" style:family="table-row">
      <style:table-row-properties style:min-row-height="3.598cm"/>
    </style:style>
    <style:style style:name="Taulukko7.A1" style:family="table-cell">
      <style:table-cell-properties fo:padding="0.097cm" fo:border="0.05pt solid #000000"/>
    </style:style>
    <style:style style:name="Taulukko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8" style:family="table">
      <style:table-properties style:width="16.801cm" table:align="left"/>
    </style:style>
    <style:style style:name="Taulukko8.A" style:family="table-column">
      <style:table-column-properties style:column-width="3.81cm"/>
    </style:style>
    <style:style style:name="Taulukko8.B" style:family="table-column">
      <style:table-column-properties style:column-width="9.578cm"/>
    </style:style>
    <style:style style:name="Taulukko8.C" style:family="table-column">
      <style:table-column-properties style:column-width="3.413cm"/>
    </style:style>
    <style:style style:name="Taulukko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8.C1" style:family="table-cell">
      <style:table-cell-properties fo:padding="0.097cm" fo:border="0.05pt solid #000000"/>
    </style:style>
    <style:style style:name="Taulukko9" style:family="table">
      <style:table-properties style:width="16.828cm" fo:margin-left="0cm" table:align="left"/>
    </style:style>
    <style:style style:name="Taulukko9.A" style:family="table-column">
      <style:table-column-properties style:column-width="3.81cm"/>
    </style:style>
    <style:style style:name="Taulukko9.B" style:family="table-column">
      <style:table-column-properties style:column-width="9.578cm"/>
    </style:style>
    <style:style style:name="Taulukko9.C" style:family="table-column">
      <style:table-column-properties style:column-width="3.44cm"/>
    </style:style>
    <style:style style:name="Taulukko9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9.C1" style:family="table-cell">
      <style:table-cell-properties fo:padding="0.097cm" fo:border="0.05pt solid #000000"/>
    </style:style>
    <style:style style:name="P1" style:family="paragraph" style:parent-style-name="Heading_20_4">
      <style:text-properties fo:font-variant="normal" fo:text-transform="none" fo:color="#33332d" style:font-name="IBM Plex Mono" fo:font-size="13.5pt" fo:letter-spacing="normal" fo:font-style="normal" fo:font-weight="bold" officeooo:rsid="0014d39f" officeooo:paragraph-rsid="0014d39f"/>
    </style:style>
    <style:style style:name="P2" style:family="paragraph" style:parent-style-name="Heading_20_4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  <style:text-properties fo:font-variant="normal" fo:text-transform="none" fo:color="#33332d" style:font-name="IBM Plex Mono" fo:font-size="13.5pt" fo:letter-spacing="normal" fo:font-style="normal" fo:font-weight="bold"/>
    </style:style>
    <style:style style:name="P3" style:family="paragraph" style:parent-style-name="Heading_20_4">
      <style:paragraph-properties fo:margin-left="0cm" fo:margin-right="0cm" fo:margin-top="0cm" fo:margin-bottom="0cm" loext:contextual-spacing="false" fo:line-height="110%" fo:orphans="2" fo:widows="2" fo:text-indent="0cm" style:auto-text-indent="false" fo:break-before="page" fo:padding="0cm" fo:border="none"/>
      <style:text-properties fo:font-variant="normal" fo:text-transform="none" fo:color="#33332d" style:font-name="IBM Plex Mono" fo:font-size="13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style:font-name="Calibri" fo:font-size="11pt" fo:font-weight="normal" officeooo:rsid="001ac27d" officeooo:paragraph-rsid="001ac27d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style:font-name="Calibri" fo:font-size="11pt" fo:font-weight="normal" officeooo:paragraph-rsid="001ac27d"/>
    </style:style>
    <style:style style:name="P6" style:family="paragraph" style:parent-style-name="Heading_20_4">
      <style:paragraph-properties fo:break-before="page"/>
      <style:text-properties fo:font-variant="normal" fo:text-transform="none" fo:color="#33332d" style:font-name="IBM Plex Mono" fo:font-size="13.5pt" fo:letter-spacing="normal" fo:font-style="normal" fo:font-weight="bold" officeooo:rsid="0014d39f" officeooo:paragraph-rsid="0014d39f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officeooo:rsid="00157c71" officeooo:paragraph-rsid="00157c71"/>
    </style:style>
    <style:style style:name="P9" style:family="paragraph" style:parent-style-name="Table_20_Contents">
      <style:text-properties style:font-name="Calibri" officeooo:rsid="00157c71" officeooo:paragraph-rsid="0018f025"/>
    </style:style>
    <style:style style:name="P10" style:family="paragraph" style:parent-style-name="Table_20_Contents">
      <style:text-properties style:font-name="Calibri" officeooo:rsid="00157c71" officeooo:paragraph-rsid="001a9980"/>
    </style:style>
    <style:style style:name="P11" style:family="paragraph" style:parent-style-name="Table_20_Contents">
      <style:text-properties style:font-name="Calibri" officeooo:paragraph-rsid="0018f025"/>
    </style:style>
    <style:style style:name="P12" style:family="paragraph" style:parent-style-name="Table_20_Contents">
      <style:text-properties style:font-name="Calibri" officeooo:paragraph-rsid="001a9980"/>
    </style:style>
    <style:style style:name="P13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fo:font-variant="normal" fo:text-transform="none" fo:color="#545454" style:font-name="Segoe UI" fo:font-size="9pt" fo:letter-spacing="normal" fo:font-style="normal" fo:font-weight="bold" officeooo:paragraph-rsid="001a9980"/>
    </style:style>
    <style:style style:name="P15" style:family="paragraph" style:parent-style-name="Standard">
      <style:text-properties style:font-name="Calibri" officeooo:rsid="0014d39f" officeooo:paragraph-rsid="0014d39f"/>
    </style:style>
    <style:style style:name="P16" style:family="paragraph" style:parent-style-name="Standard">
      <style:text-properties style:font-name="Calibri" officeooo:rsid="0014d39f" officeooo:paragraph-rsid="00157c71"/>
    </style:style>
    <style:style style:name="P17" style:family="paragraph" style:parent-style-name="Standard">
      <style:text-properties style:font-name="Calibri" officeooo:rsid="0014d39f" officeooo:paragraph-rsid="0018f025"/>
    </style:style>
    <style:style style:name="P18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Calibri" fo:font-size="11pt" fo:font-weight="normal" officeooo:rsid="0014d39f" officeooo:paragraph-rsid="0014d39f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Calibri" fo:font-size="11pt" fo:font-weight="normal" officeooo:rsid="0014d39f" officeooo:paragraph-rsid="0018f025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alibri" fo:font-size="11pt" fo:font-weight="normal" officeooo:rsid="0014d39f" officeooo:paragraph-rsid="001a9980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Calibri" officeooo:rsid="00157c71" officeooo:paragraph-rsid="00157c71"/>
    </style:style>
    <style:style style:name="P23" style:family="paragraph" style:parent-style-name="Standard">
      <style:text-properties style:font-name="Calibri" officeooo:rsid="00157c71" officeooo:paragraph-rsid="0018f025"/>
    </style:style>
    <style:style style:name="P24" style:family="paragraph" style:parent-style-name="Standard">
      <style:paragraph-properties>
        <style:tab-stops>
          <style:tab-stop style:position="2.355cm"/>
        </style:tab-stops>
      </style:paragraph-properties>
      <style:text-properties style:font-name="Calibri" officeooo:rsid="00157c71" officeooo:paragraph-rsid="001a9980"/>
    </style:style>
    <style:style style:name="P25" style:family="paragraph" style:parent-style-name="Standard">
      <style:text-properties style:font-name="Calibri" officeooo:rsid="00157c71" officeooo:paragraph-rsid="001a9980"/>
    </style:style>
    <style:style style:name="P26" style:family="paragraph" style:parent-style-name="Standard">
      <style:text-properties style:font-name="Calibri" officeooo:paragraph-rsid="001a9980"/>
    </style:style>
    <style:style style:name="P27" style:family="paragraph" style:parent-style-name="Standard">
      <style:text-properties officeooo:paragraph-rsid="0018f025"/>
    </style:style>
    <style:style style:name="P28" style:family="paragraph" style:parent-style-name="Standard">
      <style:text-properties officeooo:paragraph-rsid="001a9980"/>
    </style:style>
    <style:style style:name="P29" style:family="paragraph" style:parent-style-name="Heading_20_4">
      <style:text-properties fo:font-variant="normal" fo:text-transform="none" fo:color="#33332d" style:font-name="IBM Plex Mono" fo:font-size="13.5pt" fo:letter-spacing="normal" fo:font-style="normal" fo:font-weight="bold" officeooo:rsid="0014d39f" officeooo:paragraph-rsid="0014d39f"/>
    </style:style>
    <style:style style:name="P30" style:family="paragraph" style:parent-style-name="Standard">
      <style:text-properties style:font-name="Calibri" fo:font-size="11pt" fo:font-weight="normal" officeooo:rsid="0014d39f" officeooo:paragraph-rsid="0014d39f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Calibri" fo:font-size="11pt" fo:font-weight="normal" officeooo:rsid="0014d39f" officeooo:paragraph-rsid="00157c71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Calibri" fo:font-size="11pt" fo:font-weight="normal" officeooo:rsid="0014d39f" officeooo:paragraph-rsid="0018f025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Calibri" fo:font-size="11pt" fo:font-weight="normal" officeooo:rsid="0014d39f" officeooo:paragraph-rsid="001a9980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Calibri" fo:font-size="11pt" fo:font-weight="normal" officeooo:rsid="00157c71" officeooo:paragraph-rsid="00157c71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Calibri" fo:font-size="11pt" fo:font-weight="normal" officeooo:rsid="00157c71" officeooo:paragraph-rsid="0018f025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Calibri" fo:font-size="11pt" fo:font-weight="normal" officeooo:rsid="00157c71" officeooo:paragraph-rsid="001a9980" style:font-size-asian="11pt" style:font-weight-asian="normal" style:font-size-complex="11pt" style:font-weight-complex="normal"/>
    </style:style>
    <style:style style:name="P37" style:family="paragraph" style:parent-style-name="Standard">
      <style:paragraph-properties>
        <style:tab-stops>
          <style:tab-stop style:position="2.355cm"/>
        </style:tab-stops>
      </style:paragraph-properties>
      <style:text-properties fo:font-variant="normal" fo:text-transform="none" fo:color="#33332d" style:font-name="Calibri" fo:font-size="11pt" fo:letter-spacing="normal" fo:font-style="normal" fo:font-weight="normal" officeooo:rsid="0018e0a6" officeooo:paragraph-rsid="001a5b6c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variant="normal" fo:text-transform="none" fo:color="#33332d" style:font-name="Calibri" fo:font-size="13.5pt" fo:letter-spacing="normal" fo:font-style="normal" fo:font-weight="normal" style:font-weight-asian="normal" style:font-weight-complex="normal"/>
    </style:style>
    <style:style style:name="P39" style:family="paragraph" style:parent-style-name="Standard">
      <style:paragraph-properties>
        <style:tab-stops>
          <style:tab-stop style:position="2.355cm"/>
        </style:tab-stops>
      </style:paragraph-properties>
      <style:text-properties fo:font-variant="normal" fo:text-transform="none" fo:color="#222222" style:font-name="Consolas" fo:font-size="11pt" fo:letter-spacing="normal" fo:font-style="normal" fo:font-weight="normal" officeooo:rsid="0018e0a6" officeooo:paragraph-rsid="001a9980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1pt" fo:font-weight="normal" officeooo:rsid="0014d39f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1pt" fo:font-weight="normal" officeooo:rsid="0014d39f" officeooo:paragraph-rsid="001a9980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2d" style:font-name="Calibri" fo:font-size="11pt" fo:letter-spacing="normal" fo:font-style="normal" fo:font-weight="normal" officeooo:rsid="0018e0a6" officeooo:paragraph-rsid="0018f025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222222" style:font-name="Consolas" fo:font-size="9pt" fo:letter-spacing="normal" fo:font-style="normal" fo:font-weight="normal"/>
    </style:style>
    <style:style style:name="P44" style:family="paragraph" style:parent-style-name="Text_20_body">
      <style:paragraph-properties fo:margin-left="0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222222" style:font-name="Consolas" fo:font-size="9pt" fo:letter-spacing="normal" fo:font-style="normal" fo:font-weight="normal" officeooo:paragraph-rsid="001ac27d"/>
    </style:style>
    <style:style style:name="P45" style:family="paragraph">
      <style:paragraph-properties fo:text-align="center"/>
    </style:style>
    <style:style style:name="T1" style:family="text">
      <style:text-properties fo:font-variant="normal" fo:text-transform="none" fo:color="#33332d" style:text-line-through-style="none" style:text-line-through-type="none" style:font-name="Calibri" fo:font-size="11pt" fo:letter-spacing="normal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 loext:padding-left="0cm" loext:padding-right="0cm" loext:padding-top="0cm" loext:padding-bottom="0.053cm" loext:border-left="none" loext:border-right="none" loext:border-top="none" loext:border-bottom="1.5pt solid #b2bbf0"/>
    </style:style>
    <style:style style:name="T2" style:family="text">
      <style:text-properties fo:font-variant="normal" fo:text-transform="none" fo:color="#33332d" fo:font-size="11pt" fo:letter-spacing="normal" fo:font-style="normal" fo:font-weight="normal" officeooo:rsid="0018e0a6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33332d" fo:font-size="11pt" fo:letter-spacing="normal" fo:font-style="normal" fo:font-weight="normal" officeooo:rsid="001a5b6c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33332d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33332d" style:font-name="Calibri" fo:font-size="11pt" fo:letter-spacing="normal" fo:font-style="normal" fo:font-weight="normal" officeooo:rsid="0018e0a6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33332d" style:font-name="Calibri" fo:font-size="11pt" fo:letter-spacing="normal" fo:font-style="normal" fo:font-weight="normal" officeooo:rsid="001a5b6c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33332d" fo:letter-spacing="normal" fo:font-style="normal"/>
    </style:style>
    <style:style style:name="T8" style:family="text">
      <style:text-properties fo:font-variant="normal" fo:text-transform="none" fo:color="#33332d" fo:letter-spacing="normal" fo:font-style="italic"/>
    </style:style>
    <style:style style:name="T9" style:family="text">
      <style:text-properties fo:font-variant="normal" fo:text-transform="none" fo:color="#222222" style:font-name="Calibri" fo:font-size="11pt" fo:letter-spacing="normal" fo:font-style="normal" fo:font-weight="normal" officeooo:rsid="0018f025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222222" style:font-name="Calibri" fo:font-size="11pt" fo:letter-spacing="normal" fo:font-style="normal" fo:font-weight="normal" officeooo:rsid="001a998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222222" style:font-name="Consolas" fo:font-size="11pt" fo:letter-spacing="normal" fo:font-style="normal" fo:font-weight="normal" officeooo:rsid="0018e0a6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222222" style:font-name="Consolas" fo:font-size="9pt" fo:letter-spacing="normal" fo:font-style="normal"/>
    </style:style>
    <style:style style:name="T13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14" style:family="text">
      <style:text-properties fo:font-variant="normal" fo:text-transform="none" fo:color="#222222" style:font-name="Consolas" fo:font-size="9pt" fo:letter-spacing="normal" fo:font-style="normal" fo:font-weight="normal" officeooo:rsid="0018e0a6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22222" style:font-name="Consolas" fo:font-size="9pt" fo:letter-spacing="normal" fo:font-style="normal" fo:font-weight="normal" officeooo:rsid="001a5b6c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22222" style:font-name="Consolas" fo:font-size="9pt" fo:letter-spacing="normal" fo:font-style="normal" fo:font-weight="bold"/>
    </style:style>
    <style:style style:name="T17" style:family="text">
      <style:text-properties fo:font-variant="normal" fo:text-transform="none" fo:color="#212121" style:font-name="Consolas" fo:font-size="11pt" fo:letter-spacing="normal" fo:font-style="normal" fo:font-weight="normal" officeooo:rsid="0019369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545454" style:font-name="Segoe UI" fo:font-size="9pt" fo:letter-spacing="normal" fo:font-style="normal" fo:font-weight="bold"/>
    </style:style>
    <style:style style:name="T19" style:family="text">
      <style:text-properties style:font-name="Calibri" officeooo:rsid="0014d39f"/>
    </style:style>
    <style:style style:name="T20" style:family="text">
      <style:text-properties style:font-name="Calibri" fo:font-size="11pt" fo:font-weight="normal" officeooo:rsid="00157c71" style:font-size-asian="11pt" style:font-weight-asian="normal" style:font-size-complex="11pt" style:font-weight-complex="normal"/>
    </style:style>
    <style:style style:name="T21" style:family="text">
      <style:text-properties style:font-name="Calibri" fo:font-size="11pt" fo:font-weight="normal" officeooo:rsid="0018f025" style:font-size-asian="11pt" style:font-weight-asian="normal" style:font-size-complex="11pt" style:font-weight-complex="normal"/>
    </style:style>
    <style:style style:name="T22" style:family="text">
      <style:text-properties style:font-name="Calibri" officeooo:rsid="00157c71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4d3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18f025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193690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157c71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1a9980" style:font-size-asian="11pt" style:font-weight-asian="normal" style:font-size-complex="11pt" style:font-weight-complex="normal"/>
    </style:style>
    <style:style style:name="T29" style:family="text">
      <style:text-properties officeooo:rsid="00157c71"/>
    </style:style>
    <style:style style:name="T30" style:family="text">
      <style:text-properties fo:color="#222222" style:font-name="Consolas" fo:font-weight="normal"/>
    </style:style>
    <style:style style:name="T31" style:family="text">
      <style:text-properties officeooo:rsid="0018f025"/>
    </style:style>
    <style:style style:name="T32" style:family="text">
      <style:text-properties officeooo:rsid="0014d39f" style:font-size-asian="11pt" style:font-weight-asian="normal" style:font-size-complex="11pt" style:font-weight-complex="normal"/>
    </style:style>
    <style:style style:name="T33" style:family="text">
      <style:text-properties officeooo:rsid="001ac27d" style:font-size-asian="11pt" style:font-weight-asian="normal" style:font-size-complex="11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Nuolenkärje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Nuolenkärje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0.4: uusi muistiinpano</text:h>
      <text:p text:style-name="P19">Tee vastaavanlainen kaavio, joka kuvaa mitä tapahtuu tilanteesta, missä käyttäjä luo uuden muistiinpanon ollessaan sivulla https://fullstack-exampleapp.herokuapp.com/notes, eli kirjoittaa tekstikenttään jotain ja painaa nappia tallenna. </text:p>
      <text:p text:style-name="P19"><draw:line text:anchor-type="paragraph" draw:z-index="0" draw:name="Muoto1" draw:style-name="gr1" draw:text-style-name="P45" svg:x1="0.734cm" svg:y1="1.244cm" svg:x2="0.734cm" svg:y2="8.561cm"><text:p/></draw:line></text:p>
      <table:table table:name="Taulukko1" table:style-name="Taulukko1">
        <table:table-column table:style-name="Taulukko1.A"/>
        <table:table-row>
          <table:table-cell table:style-name="Taulukko1.A1" office:value-type="string">
            <table:table table:name="Taulukko2" table:style-name="Taulukko2">
              <table:table-column table:style-name="Taulukko2.A"/>
              <table:table-column table:style-name="Taulukko2.B"/>
              <table:table-column table:style-name="Taulukko2.C"/>
              <table:table-row>
                <table:table-cell table:style-name="Taulukko2.A1" office:value-type="string">
                  <text:p text:style-name="P34"><draw:line text:anchor-type="paragraph" draw:z-index="1" draw:name="Muoto1" draw:style-name="gr1" draw:text-style-name="P45" svg:x1="14.794cm" svg:y1="0.557cm" svg:x2="14.794cm" svg:y2="8.151cm"><text:p/></draw:line>selain</text:p>
                </table:table-cell>
                <table:table-cell table:style-name="Taulukko2.A1" office:value-type="string">
                  <text:p text:style-name="P7"/>
                </table:table-cell>
                <table:table-cell table:style-name="Taulukko2.C1" office:value-type="string">
                  <text:p text:style-name="P8">palvelin</text:p>
                </table:table-cell>
              </table:table-row>
            </table:table>
            <text:p text:style-name="P22"><text:span text:style-name="T23"><text:s text:c="27"/></text:span><text:span text:style-name="T25"><text:s text:c="17"/></text:span><text:span text:style-name="T23"><text:s/></text:span><text:a xlink:type="simple" xlink:href="https://fullstack-example.now.sh/new_note" text:style-name="Internet_20_link" text:visited-style-name="Visited_20_Internet_20_Link"><text:span text:style-name="T24">https://fullstack-example.now.sh/new_note</text:span></text:a></text:p>
            <text:p text:style-name="P31"><draw:line text:anchor-type="paragraph" draw:z-index="2" draw:name="Muoto2" draw:style-name="gr2" draw:text-style-name="P45" svg:x1="0.637cm" svg:y1="0.011cm" svg:x2="14.891cm" svg:y2="0.076cm"><text:p/></draw:line></text:p>
            <text:p text:style-name="P22"><draw:line text:anchor-type="paragraph" draw:z-index="6" draw:name="Muoto3" draw:style-name="gr3" draw:text-style-name="P45" svg:x1="0.637cm" svg:y1="0.448cm" svg:x2="14.891cm" svg:y2="0.448cm"><text:p/></draw:line><text:span text:style-name="T24"><text:s text:c="5"/></text:span><text:span text:style-name="T23"><text:s text:c="23"/></text:span><text:span text:style-name="T25"><text:s text:c="18"/></text:span><text:span text:style-name="T24">HTML-koodi</text:span></text:p>
            <text:p text:style-name="P31"/>
            <text:p text:style-name="P16"><draw:line text:anchor-type="paragraph" draw:z-index="3" draw:name="Muoto2" draw:style-name="gr2" draw:text-style-name="P45" svg:x1="0.637cm" svg:y1="0.486cm" svg:x2="14.891cm" svg:y2="0.452cm"><text:p/></draw:line><text:s text:c="3"/><text:span text:style-name="T29"><text:s text:c="40"/></text:span><text:a xlink:type="simple" xlink:href="https://fullstack-example.now.sh/notes" text:style-name="Internet_20_link" text:visited-style-name="Visited_20_Internet_20_Link">https://fullstack-example.now.sh/note</text:a>s</text:p>
            <text:p text:style-name="P16"/>
            <text:p text:style-name="P16"><draw:line text:anchor-type="paragraph" draw:z-index="7" draw:name="Muoto3" draw:style-name="gr3" draw:text-style-name="P45" svg:x1="0.637cm" svg:y1="0.448cm" svg:x2="14.891cm" svg:y2="0.423cm"><text:p/></draw:line><text:s/><text:span text:style-name="T29"><text:s text:c="42"/></text:span>HTML-koodi<text:line-break/></text:p>
            <text:p text:style-name="P16"><text:s text:c="3"/><text:span text:style-name="T29"><text:s text:c="20"/></text:span><text:s text:c="3"/><text:span text:style-name="T31"><text:s text:c="17"/></text:span><text:a xlink:type="simple" xlink:href="https://fullstack-example.now.sh/main.css" text:style-name="Internet_20_link" text:visited-style-name="Visited_20_Internet_20_Link">https://fullstack-example.now.sh/main.css</text:a></text:p>
            <text:p text:style-name="P16"><draw:line text:anchor-type="paragraph" draw:z-index="4" draw:name="Muoto2" draw:style-name="gr2" draw:text-style-name="P45" svg:x1="0.637cm" svg:y1="0.019cm" svg:x2="14.891cm" svg:y2="0.063cm"><text:p/></draw:line></text:p>
            <text:p text:style-name="P16"><draw:line text:anchor-type="paragraph" draw:z-index="8" draw:name="Muoto3" draw:style-name="gr3" draw:text-style-name="P45" svg:x1="0.637cm" svg:y1="0.448cm" svg:x2="14.891cm" svg:y2="0.446cm"><text:p/></draw:line><text:s/><text:span text:style-name="T29"><text:s text:c="42"/>muotoilut</text:span><text:line-break/></text:p>
            <text:p text:style-name="P16"><draw:line text:anchor-type="paragraph" draw:z-index="5" draw:name="Muoto2" draw:style-name="gr2" draw:text-style-name="P45" svg:x1="0.637cm" svg:y1="0.527cm" svg:x2="14.891cm" svg:y2="0.471cm"><text:p/></draw:line><text:s/><text:span text:style-name="T29"><text:s text:c="22"/></text:span><text:s text:c="4"/><text:span text:style-name="T31"><text:s text:c="16"/></text:span><text:a xlink:type="simple" xlink:href="https://fullstack-example.now.sh/notes" text:style-name="Internet_20_link" text:visited-style-name="Visited_20_Internet_20_Link">https://fullstack-example.now.sh/</text:a>main.js</text:p>
            <text:p text:style-name="P31"/>
          </table:table-cell>
        </table:table-row>
        <table:table-row>
          <table:table-cell table:style-name="Taulukko1.A2" office:value-type="string">
            <table:table table:name="Taulukko3" table:style-name="Taulukko3">
              <table:table-column table:style-name="Taulukko3.A"/>
              <table:table-column table:style-name="Taulukko3.B"/>
              <table:table-column table:style-name="Taulukko3.C"/>
              <table:table-row>
                <table:table-cell table:style-name="Taulukko3.A1" office:value-type="string">
                  <text:p text:style-name="P8">Selain näyttää uuden pyynnön viimeisenä ruudulla <text:span text:style-name="T31">edellisten jälkeen</text:span></text:p>
                </table:table-cell>
                <table:table-cell table:style-name="Taulukko3.A1" office:value-type="string">
                  <text:p text:style-name="P7"/>
                </table:table-cell>
                <table:table-cell table:style-name="Taulukko3.C1" office:value-type="string">
                  <text:p text:style-name="P7"/>
                </table:table-cell>
              </table:table-row>
            </table:table>
            <text:p text:style-name="P22"/>
          </table:table-cell>
        </table:table-row>
      </table:table>
      <text:p text:style-name="P19"/>
      <text:p text:style-name="P15">Käyttäjä: New_notes (uusi pyyntö + Talleta) </text:p>
      <text:p text:style-name="P15">selain → palvelin: <text:s/><text:a xlink:type="simple" xlink:href="https://fullstack-example.now.sh/notes" text:style-name="Internet_20_link" text:visited-style-name="Visited_20_Internet_20_Link">https://fullstack-example.now.sh/new_note</text:a></text:p>
      <text:p text:style-name="P15">palvelin → selain: HTML-koodi<text:line-break/>selain → palvelin: <text:s/><text:a xlink:type="simple" xlink:href="https://fullstack-example.now.sh/notes" text:style-name="Internet_20_link" text:visited-style-name="Visited_20_Internet_20_Link">https://fullstack-example.now.sh/note</text:a>s</text:p>
      <text:p text:style-name="P15">palvelin → selain: HTML-koodi<text:line-break/>selain → palvelin: <text:s/><text:a xlink:type="simple" xlink:href="https://fullstack-example.now.sh/notes" text:style-name="Internet_20_link" text:visited-style-name="Visited_20_Internet_20_Link">https://fullstack-example.now.sh/</text:a>main.css</text:p>
      <text:p text:style-name="P15">palvelin → selain: main.css<text:line-break/>selain → palvelin: <text:s/><text:a xlink:type="simple" xlink:href="https://fullstack-example.now.sh/notes" text:style-name="Internet_20_link" text:visited-style-name="Visited_20_Internet_20_Link">https://fullstack-example.now.sh/</text:a>main.js</text:p>
      <text:p text:style-name="P15">palvelin → selain: main.js</text:p>
      <text:p text:style-name="P15"/>
      <text:p text:style-name="P15">selain suorittaa js-koodia,</text:p>
      <text:p text:style-name="P15">joka pyytää data.json/main.js:23 palvelimelta</text:p>
      <text:p text:style-name="P15"/>
      <text:p text:style-name="P15">selain → palvelin: <text:s/><text:a xlink:type="simple" xlink:href="https://fullstack-example.now.sh/notes" text:style-name="Internet_20_link" text:visited-style-name="Visited_20_Internet_20_Link">https://fullstack-example.now.sh/new_note</text:a></text:p>
      <text:p text:style-name="P15">palvelin → selain: [{content: ”uusi pyyntö”, date: ”2019-10-29”}, …]</text:p>
      <text:p text:style-name="P15"/>
      <text:h text:style-name="P1" text:outline-level="4"/>
      <text:h text:style-name="P6" text:outline-level="4">0.5: Single Page App</text:h>
      <text:p text:style-name="Standard"><text:span text:style-name="T4">Tee kaavio tilanteesta, missä käyttäjä menee selaimella osoitteeseen </text:span><text:a xlink:type="simple" xlink:href="https://fullstack-exampleapp.herokuapp.com/spa" office:target-frame-name="_blank" xlink:show="new" text:style-name="Internet_20_link" text:visited-style-name="Visited_20_Internet_20_Link"><text:span text:style-name="T1">https://fullstack-exampleapp.herokuapp.com/spa</text:span></text:a><text:span text:style-name="T4"> eli muistiinpanojen </text:span><text:a xlink:type="simple" xlink:href="https://fullstackopen.com/osa0/#single-page-app" office:target-frame-name="_blank" xlink:show="new" text:style-name="Internet_20_link" text:visited-style-name="Visited_20_Internet_20_Link"><text:span text:style-name="T1">Single Page App</text:span></text:a><text:span text:style-name="T4">-versioon</text:span></text:p>
      <text:p text:style-name="Standard"><text:span text:style-name="T4">→</text:span><text:span text:style-name="T5"> Muistiinpanoista huolehtivassa sivussa osa sovelluslogiikasta, eli olemassaolevien muistiinpanojen HTML-koodin generointi on siirretty selaimen vastuulle. Selain hoitaa tehtävän suorittamalla palvelimelta lataamansa JavaScript-koodin. Selaimella suoritettava koodi hakee ensin muistiinpanot palvelimelta JSON-muotoisena raakadatana ja lisää sivulle muistiinpanoja edustavat HTML-elementit DOM-apia hyödyntäen.</text:span></text:p>
      <text:p text:style-name="P40"/>
      <table:table table:name="Taulukko4" table:style-name="Taulukko4">
        <table:table-column table:style-name="Taulukko4.A"/>
        <table:table-row>
          <table:table-cell table:style-name="Taulukko4.A1" office:value-type="string">
            <table:table table:name="Taulukko5" table:style-name="Taulukko5">
              <table:table-column table:style-name="Taulukko5.A"/>
              <table:table-column table:style-name="Taulukko5.B"/>
              <table:table-column table:style-name="Taulukko5.C"/>
              <table:table-row>
                <table:table-cell table:style-name="Taulukko5.A1" office:value-type="string">
                  <text:p text:style-name="P35"><draw:line text:anchor-type="paragraph" draw:z-index="10" draw:name="Muoto1" draw:style-name="gr1" draw:text-style-name="P45" svg:x1="14.794cm" svg:y1="0.557cm" svg:x2="14.794cm" svg:y2="6.582cm"><text:p/></draw:line><draw:line text:anchor-type="paragraph" draw:z-index="9" draw:name="Muoto1" draw:style-name="gr1" draw:text-style-name="P45" svg:x1="0.54cm" svg:y1="0.572cm" svg:x2="0.54cm" svg:y2="6.478cm"><text:p/></draw:line>selain</text:p>
                </table:table-cell>
                <table:table-cell table:style-name="Taulukko5.A1" office:value-type="string">
                  <text:p text:style-name="P11"/>
                </table:table-cell>
                <table:table-cell table:style-name="Taulukko5.C1" office:value-type="string">
                  <text:p text:style-name="P9">palvelin</text:p>
                </table:table-cell>
              </table:table-row>
            </table:table>
            <text:p text:style-name="P27"><text:span text:style-name="T20"><text:s text:c="27"/></text:span><text:span text:style-name="T21"><text:s text:c="17"/></text:span><text:span text:style-name="T14">https://fullstack-exampleapp.herokuapp.com/spa</text:span><text:span text:style-name="T5"> <text:line-break/> <text:s/></text:span><text:span text:style-name="T6"><text:s text:c="42"/></text:span><text:span text:style-name="T15">https://fullstack-exampleapp.herokuapp.com/spa.js</text:span><text:span text:style-name="T3"> </text:span></text:p>
            <text:p text:style-name="P27"><text:span text:style-name="T6"><text:s text:c="44"/></text:span><text:span text:style-name="T15">https://fullstack-exampleapp.herokuapp.com/main.css</text:span><text:span text:style-name="T6"> </text:span></text:p>
            <text:p text:style-name="P20"><draw:line text:anchor-type="paragraph" draw:z-index="11" draw:name="Muoto2" draw:style-name="gr2" draw:text-style-name="P45" svg:x1="0.637cm" svg:y1="0.011cm" svg:x2="14.891cm" svg:y2="0.076cm"><text:p/></draw:line></text:p>
            <text:p text:style-name="P23"><draw:line text:anchor-type="paragraph" draw:z-index="13" draw:name="Muoto3" draw:style-name="gr3" draw:text-style-name="P45" svg:x1="0.637cm" svg:y1="0.448cm" svg:x2="14.891cm" svg:y2="0.448cm"><text:p/></draw:line><text:span text:style-name="T24"><text:s text:c="5"/></text:span><text:span text:style-name="T23"><text:s text:c="23"/></text:span><text:span text:style-name="T25"><text:s text:c="18"/></text:span><text:span text:style-name="T26">JavaScript-koodi</text:span></text:p>
            <text:p text:style-name="P20"/>
            <text:p text:style-name="P27"><draw:line text:anchor-type="paragraph" draw:z-index="12" draw:name="Muoto2" draw:style-name="gr2" draw:text-style-name="P45" svg:x1="0.637cm" svg:y1="0.486cm" svg:x2="14.891cm" svg:y2="0.452cm"><text:p/></draw:line><text:span text:style-name="T19"><text:s text:c="3"/></text:span><text:span text:style-name="T22"><text:s text:c="40"/></text:span><text:span text:style-name="T13">https://fullstack-exampleapp.herokuapp.com/data.json</text:span> </text:p>
            <text:p text:style-name="P17"/>
            <text:p text:style-name="P17"><draw:line text:anchor-type="paragraph" draw:z-index="14" draw:name="Muoto3" draw:style-name="gr3" draw:text-style-name="P45" svg:x1="0.637cm" svg:y1="0.448cm" svg:x2="14.891cm" svg:y2="0.423cm"><text:p/></draw:line><text:s/><text:span text:style-name="T29"><text:s text:c="42"/>muistiinpanot</text:span><text:line-break/></text:p>
            <text:p text:style-name="P20"/>
          </table:table-cell>
        </table:table-row>
        <table:table-row>
          <table:table-cell table:style-name="Taulukko4.A2" office:value-type="string">
            <table:table table:name="Taulukko6" table:style-name="Taulukko6">
              <table:table-column table:style-name="Taulukko6.A"/>
              <table:table-column table:style-name="Taulukko6.B"/>
              <table:table-column table:style-name="Taulukko6.C"/>
              <table:table-row>
                <table:table-cell table:style-name="Taulukko6.A1" office:value-type="string">
                  <text:p text:style-name="P37">Selain hoitaa tehtävän suorittamalla palvelimelta lataamansa JavaScript-koodin. Selaimella suoritettava koodi hakee ensin muistiinpanot palvelimelta JSON-muotoisena raakadatana ja lisää sivulle muistiinpanoja edustavat HTML-elementit DOM-apia hyödyntäen.</text:p>
                </table:table-cell>
                <table:table-cell table:style-name="Taulukko6.A1" office:value-type="string">
                  <text:p text:style-name="P11"/>
                </table:table-cell>
                <table:table-cell table:style-name="Taulukko6.C1" office:value-type="string">
                  <text:p text:style-name="P11"/>
                </table:table-cell>
              </table:table-row>
            </table:table>
            <text:p text:style-name="P23"/>
          </table:table-cell>
        </table:table-row>
      </table:table>
      <text:p text:style-name="P20"/>
      <text:p text:style-name="P42"/>
      <text:p text:style-name="P38"/>
      <text:h text:style-name="P2" text:outline-level="4"/>
      <text:h text:style-name="P3" text:outline-level="4">0.6: Uusi muistiinpano</text:h>
      <text:p text:style-name="P18">Tee kaavio tilanteesta, missä käyttäjä luo uuden muistiinpanon single page -versiossa.</text:p>
      <text:p text:style-name="Standard"><text:span text:style-name="T4">Tämä oli osan viimeinen tehtävä ja on aika pushata vastaukset GitHubiin sekä merkata tehdyt tehtävät </text:span><text:a xlink:type="simple" xlink:href="https://studies.cs.helsinki.fi/fullstackopen2019/" office:target-frame-name="_blank" xlink:show="new" text:style-name="Internet_20_link" text:visited-style-name="Visited_20_Internet_20_Link"><text:span text:style-name="T1">palautussovellukseen</text:span></text:a><text:span text:style-name="T4">.</text:span></text:p>
      <text:p text:style-name="P13"><text:span text:style-name="T7">Pyyntö kohdistuu osoitteeseen </text:span><text:span text:style-name="T8">new_note_spa</text:span><text:span text:style-name="T7">, on tyypiltään POST ja se sisältää JSON-muodossa olevan uuden muistiinpanon, johon kuuluu sekä sisältö (</text:span><text:span text:style-name="T8">content</text:span><text:span text:style-name="T7">), että aikaleima (</text:span><text:span text:style-name="T8">date</text:span><text:span text:style-name="T7">): </text:span></text:p>
      <text:p text:style-name="P18"/>
      <text:p text:style-name="P41"/>
      <table:table table:name="Taulukko7" table:style-name="Taulukko7">
        <table:table-column table:style-name="Taulukko7.A"/>
        <table:table-row table:style-name="Taulukko7.1">
          <table:table-cell table:style-name="Taulukko7.A1" office:value-type="string">
            <table:table table:name="Taulukko8" table:style-name="Taulukko8">
              <table:table-column table:style-name="Taulukko8.A"/>
              <table:table-column table:style-name="Taulukko8.B"/>
              <table:table-column table:style-name="Taulukko8.C"/>
              <table:table-row>
                <table:table-cell table:style-name="Taulukko8.A1" office:value-type="string">
                  <text:p text:style-name="P36"><draw:line text:anchor-type="paragraph" draw:z-index="15" draw:name="Muoto1" draw:style-name="gr1" draw:text-style-name="P45" svg:x1="0.54cm" svg:y1="0.572cm" svg:x2="0.54cm" svg:y2="3.881cm"><text:p/></draw:line><draw:line text:anchor-type="paragraph" draw:z-index="16" draw:name="Muoto1" draw:style-name="gr1" draw:text-style-name="P45" svg:x1="14.794cm" svg:y1="0.557cm" svg:x2="14.794cm" svg:y2="4.145cm"><text:p/></draw:line>selain</text:p>
                </table:table-cell>
                <table:table-cell table:style-name="Taulukko8.A1" office:value-type="string">
                  <text:p text:style-name="P12"/>
                </table:table-cell>
                <table:table-cell table:style-name="Taulukko8.C1" office:value-type="string">
                  <text:p text:style-name="P10">palvelin</text:p>
                </table:table-cell>
              </table:table-row>
            </table:table>
            <text:p text:style-name="P28"><text:span text:style-name="T20"><text:s text:c="27"/></text:span><text:span text:style-name="T21"><text:s text:c="17"/></text:span></text:p>
            <text:p text:style-name="P28"><text:span text:style-name="T9"><text:s text:c="2"/></text:span><text:span text:style-name="T10"><text:s text:c="44"/></text:span><text:span text:style-name="T15">https://fullstack-exampleapp.herokuapp.com/new_note_spa</text:span><text:span text:style-name="T6"> </text:span></text:p>
            <text:p text:style-name="P21"><draw:line text:anchor-type="paragraph" draw:z-index="17" draw:name="Muoto2" draw:style-name="gr2" draw:text-style-name="P45" svg:x1="0.637cm" svg:y1="0.011cm" svg:x2="14.891cm" svg:y2="0.076cm"><text:p/></draw:line></text:p>
            <text:p text:style-name="P26"><draw:line text:anchor-type="paragraph" draw:z-index="18" draw:name="Muoto3" draw:style-name="gr3" draw:text-style-name="P45" svg:x1="0.637cm" svg:y1="0.448cm" svg:x2="14.891cm" svg:y2="0.448cm"><text:p/></draw:line><text:span text:style-name="T24"><text:s text:c="5"/></text:span><text:span text:style-name="T27"><text:s text:c="23"/></text:span><text:span text:style-name="T25"><text:s text:c="18"/></text:span><text:span text:style-name="T28">uusi muistiinpano, joka sisältää:</text:span><text:span text:style-name="T17">{content: "uusi pyyntö2", date: "2019-10-29T14:47:43.758Z"}</text:span></text:p>
            <text:p text:style-name="P43"/>
            <text:p text:style-name="P21"/>
          </table:table-cell>
        </table:table-row>
        <table:table-row>
          <table:table-cell table:style-name="Taulukko7.A2" office:value-type="string">
            <table:table table:name="Taulukko9" table:style-name="Taulukko9">
              <table:table-column table:style-name="Taulukko9.A"/>
              <table:table-column table:style-name="Taulukko9.B"/>
              <table:table-column table:style-name="Taulukko9.C"/>
              <table:table-row>
                <table:table-cell table:style-name="Taulukko9.A1" office:value-type="string">
                  <text:p text:style-name="P24"><text:span text:style-name="T2">Selain hoitaa tehtävän suorittamalla palvelimelta lataamansa </text:span><text:span text:style-name="T11">content: "uusi pyyntö2"</text:span></text:p>
                  <text:p text:style-name="P39">date: "2019-10-29T14:47:43.758Z"</text:p>
                </table:table-cell>
                <table:table-cell table:style-name="Taulukko9.A1" office:value-type="string">
                  <text:p text:style-name="P12"/>
                </table:table-cell>
                <table:table-cell table:style-name="Taulukko9.C1" office:value-type="string">
                  <text:p text:style-name="P12"/>
                </table:table-cell>
              </table:table-row>
            </table:table>
            <text:p text:style-name="P25"/>
          </table:table-cell>
        </table:table-row>
      </table:table>
      <text:p text:style-name="P21"/>
      <text:p text:style-name="P14"><text:span text:style-name="T32">Request URL: </text:span><text:a xlink:type="simple" xlink:href="https://fullstack-exampleapp.herokuapp.com/new_note_spa" text:style-name="Internet_20_link" text:visited-style-name="Visited_20_Internet_20_Link">https://fullstack-exampleapp.herokuapp.com/new_note_spa</text:a><text:span text:style-name="T30"><text:line-break/></text:span>Request Method: <text:span text:style-name="T30">POST<text:line-break/></text:span>Status Code: <text:span text:style-name="T30">201 Created</text:span></text:p>
      <text:p text:style-name="P5"><text:span text:style-name="T33">Request Headers<text:line-break/></text:span><text:span text:style-name="T18">Content-type: </text:span><text:span text:style-name="T12">application/json<text:line-break/></text:span><text:span text:style-name="T16">Host: </text:span><text:span text:style-name="T12">fullstack-exampleapp.herokuapp.com<text:line-break/></text:span><text:span text:style-name="T18">Origin: </text:span><text:a xlink:type="simple" xlink:href="https://fullstack-exampleapp.herokuapp.com/" text:style-name="Internet_20_link" text:visited-style-name="Visited_20_Internet_20_Link">https://fullstack-exampleapp.herokuapp.com</text:a><text:span text:style-name="T12"><text:line-break/></text:span><text:span text:style-name="T18">Pragma: </text:span><text:span text:style-name="T12">no-cache<text:line-break/></text:span><text:span text:style-name="T18">Referer: </text:span><text:span text:style-name="T12">https://fullstack-exampleapp.herokuapp.com/spa</text:span></text:p>
      <text:p text:style-name="P4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IBM Plex Mono" svg:font-family="'IBM Plex Mono', monospace"/>
    <style:font-face style:name="IBM Plex Sans" svg:font-family="'IBM Plex Sans', monospace"/>
    <style:font-face style:name="Segoe UI" svg:font-family="'Segoe UI', Tahom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Nuolenkärjet_20_1" draw:display-name="Nuolenkärjet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1:29.704000000</meta:creation-date>
    <dc:date>2019-10-29T17:11:42.074000000</dc:date>
    <meta:editing-duration>PT9M13S</meta:editing-duration>
    <meta:editing-cycles>1</meta:editing-cycles>
    <meta:generator>LibreOffice/6.1.3.2$Windows_X86_64 LibreOffice_project/86daf60bf00efa86ad547e59e09d6bb77c699acb</meta:generator>
    <meta:document-statistic meta:table-count="9" meta:image-count="0" meta:object-count="0" meta:page-count="3" meta:paragraph-count="46" meta:word-count="287" meta:character-count="3941" meta:non-whitespace-character-count="2977"/>
  </office:meta>
</office:document-meta>
</file>